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//=====================================================================</text:p>
      <text:p text:style-name="P1"><text:s text:c="11"/>// ASSIGNMENT <text:s text:c="11"/>:NON-OVERLAP WITHOUT STRING</text:p>
      <text:p text:style-name="P1"><text:s text:c="10"/>// NAME <text:s text:c="26"/>: ADITI KAMATH </text:p>
      <text:p text:style-name="P1"><text:s text:c="9"/>// CLASS <text:s text:c="26"/>: SE 2(2nd shift) </text:p>
      <text:p text:style-name="P1"><text:s text:c="8"/>// ROLL NO <text:s text:c="23"/>: 31 </text:p>
      <text:p text:style-name="P1"><text:s text:c="7"/>// COMPUTER DEPARTMENT </text:p>
      <text:p text:style-name="P1">//======================================================================</text:p>
      <text:p text:style-name="P1">%macro print 2 <text:s text:c="54"/>;define macro along with parameters</text:p>
      <text:p text:style-name="P1">mov rax,1 <text:s text:c="63"/>;standard output </text:p>
      <text:p text:style-name="P1">mov rdi,1 <text:s text:c="64"/>;input write</text:p>
      <text:p text:style-name="P1">mov rsi,%1 <text:s text:c="61"/>;display message address </text:p>
      <text:p text:style-name="P1">mov rdx,%2 <text:s text:c="60"/>;message length</text:p>
      <text:p text:style-name="P1">syscall <text:s text:c="69"/>;interrupt for kernel in 64-bit </text:p>
      <text:p text:style-name="P1">%endmacro </text:p>
      <text:p text:style-name="P1"/>
      <text:p text:style-name="P1">section .data </text:p>
      <text:p text:style-name="P1">msg db 10, 'block contents before transfer',10,13 <text:s/>;initialing the display message </text:p>
      <text:p text:style-name="P1">msglen equ $-msg <text:s text:c="49"/>;length of the message</text:p>
      <text:p text:style-name="P1"/>
      <text:p text:style-name="P1">msg2 db 10, 'block contents after transfer',10,13 <text:s text:c="2"/>;initialing the display message </text:p>
      <text:p text:style-name="P1">msg2len equ $-msg2 <text:s text:c="45"/>;length of the message</text:p>
      <text:p text:style-name="P1"/>
      <text:p text:style-name="P1">msg3 db 10,13, 'SRC block' </text:p>
      <text:p text:style-name="P1">msg3len equ $-msg3 </text:p>
      <text:p text:style-name="P1"/>
      <text:p text:style-name="P1">msg4 db 10,13, 'DEST block' <text:s text:c="84"/></text:p>
      <text:p text:style-name="P1">msg4len equ $-msg4 </text:p>
      <text:p text:style-name="P1"/>
      <text:p text:style-name="P1">space db ' ' <text:s text:c="60"/>;space between the variables to be displayed </text:p>
      <text:p text:style-name="P1">spacelen equ $-space <text:s text:c="43"/>;initializing length of space</text:p>
      <text:p text:style-name="P1"/>
      <text:p text:style-name="P1">srcblk db <text:s/>10h,20h,30h,40h,50h <text:s text:c="26"/>;contents of the src block</text:p>
      <text:p text:style-name="P1">destblk db 0,0,0,0,0 <text:s text:c="45"/>;initial contents of dest block</text:p>
      <text:p text:style-name="P1">cnt equ 5 <text:s text:c="62"/>;count is equal to 5 as 5 variables declared </text:p>
      <text:p text:style-name="P1"/>
      <text:p text:style-name="P1">section .bss <text:s text:c="56"/>;storing the array of data/reserving space for the data</text:p>
      <text:p text:style-name="P1">ans resb 4 <text:s text:c="58"/>;reserve buffer ans of 4-bytes(8-bits each)</text:p>
      <text:p text:style-name="P1">destblk resb 5 <text:s text:c="52"/>;reserve buffer destblk of 5-bytes</text:p>
      <text:p text:style-name="P1"/>
      <text:p text:style-name="P1">section .text </text:p>
      <text:p text:style-name="P1">global <text:s/>_start <text:s text:c="54"/>;starting of the main program </text:p>
      <text:p text:style-name="P1">_start: </text:p>
      <text:p text:style-name="P1"><text:tab/>print msg1,msg1len <text:s text:c="31"/>;displaying the msg1 <text:s text:c="8"/></text:p>
      <text:p text:style-name="P1"><text:s/><text:tab/> mov rsi,srcblk <text:s text:c="39"/>;move contents of source blk to rsi </text:p>
      <text:p text:style-name="P1"><text:tab/>call disp_block <text:s text:c="39"/>;calling procedure disp_block</text:p>
      <text:p text:style-name="P1"><text:tab/>cld <text:s text:c="58"/>;clear direction flag</text:p>
      <text:p text:style-name="P1"><text:tab/>mov rcx,05h <text:s text:c="43"/>;move 05h into rcx register</text:p>
      <text:p text:style-name="P1"><text:tab/>mov rsi,srcblk <text:s text:c="40"/>;move contents of src block into rsi</text:p>
      <text:p text:style-name="P1"><text:tab/>mov rdi,destblk <text:s text:c="38"/>;move contents of dest blok into rdi</text:p>
      <text:p text:style-name="P1"/>
      <text:p text:style-name="P1">s1: <text:s text:c="4"/></text:p>
      <text:p text:style-name="P1"><text:s text:c="12"/>mov al,[rsi] <text:s text:c="44"/>;move the contents of rsi into al register <text:s text:c="22"/></text:p>
      <text:p text:style-name="P1"><text:soft-page-break/><text:tab/>mov [rdi],al <text:s text:c="40"/>;move the contents of rdi into al register </text:p>
      <text:p text:style-name="P1"><text:tab/>inc rsi <text:s text:c="49"/>;increment rsi</text:p>
      <text:p text:style-name="P1"><text:tab/>inc rdi <text:s text:c="48"/>;increment rdi</text:p>
      <text:p text:style-name="P1"><text:tab/>loop s1 <text:s text:c="47"/>;carry out the loop s1 again</text:p>
      <text:p text:style-name="P1"/>
      <text:p text:style-name="P1"><text:tab/>print msg2,msg2len <text:s text:c="26"/>;displaying the msg2 <text:s text:c="3"/></text:p>
      <text:p text:style-name="P1"><text:tab/>mov rsi,destblk <text:s text:c="33"/>;move contents of destblk into rsi </text:p>
      <text:p text:style-name="P1"><text:tab/>call disp_block <text:s text:c="33"/>;calling procedure disp_block</text:p>
      <text:p text:style-name="P1"><text:tab/>mov rax,60 <text:s text:c="39"/>;exit system call </text:p>
      <text:p text:style-name="P1"><text:tab/>xor rdi,rdi <text:s text:c="41"/>;clearing rdi(by using xor)so that we get 0 in destblk <text:s/></text:p>
      <text:p text:style-name="P1"><text:tab/>syscall <text:s text:c="47"/>;interrupt for kernel in 64-bit </text:p>
      <text:p text:style-name="P1"/>
      <text:p text:style-name="P1">disp_block: <text:s text:c="51"/>;procedure disp_block </text:p>
      <text:p text:style-name="P1"><text:tab/> <text:s text:c="2"/>mov rbp,cnt <text:s text:c="35"/>;base pointers</text:p>
      <text:p text:style-name="P1"/>
      <text:p text:style-name="P1">back: <text:s text:c="59"/></text:p>
      <text:p text:style-name="P1"><text:tab/>mov al,[rsi] <text:s text:c="39"/>;move contents of rsi to al</text:p>
      <text:p text:style-name="P1"><text:tab/>push rsi <text:s text:c="45"/>;push contents of rsi</text:p>
      <text:p text:style-name="P1"><text:tab/>call disp_8 <text:s text:c="40"/>;calling the disp_8 procedure</text:p>
      <text:p text:style-name="P1"><text:tab/>print space,1 <text:s text:c="37"/>;intialize one byte foe space <text:s text:c="5"/></text:p>
      <text:p text:style-name="P1"><text:tab/>pop rsi <text:s text:c="46"/>;pop contents of rsi <text:s text:c="5"/></text:p>
      <text:p text:style-name="P1"><text:tab/> inc rsi <text:s text:c="46"/>;increment rsi by 1</text:p>
      <text:p text:style-name="P1"><text:tab/> dec rbp <text:s text:c="44"/>;decrement cnt through rbp</text:p>
      <text:p text:style-name="P1"><text:tab/> jnz back <text:s text:c="42"/>;jump to loop back if not zero</text:p>
      <text:p text:style-name="P1"><text:tab/> ret <text:s text:c="52"/>;return</text:p>
      <text:p text:style-name="P1"/>
      <text:p text:style-name="P1">disp_8:<text:tab/> <text:s text:c="56"/>;procedure disp_8 </text:p>
      <text:p text:style-name="P1"><text:s/><text:tab/>mov rsi,ans+1 <text:s text:c="34"/>; move the contents of ans buffer into rsi</text:p>
      <text:p text:style-name="P1"><text:tab/> <text:s text:c="2"/>mov rcx,2 <text:s text:c="38"/>;move 2 into the rcx register</text:p>
      <text:p text:style-name="P1"><text:s text:c="31"/></text:p>
      <text:p text:style-name="P1">back1:<text:tab/> <text:s text:c="55"/>;loop back1 </text:p>
      <text:p text:style-name="P1"><text:s/><text:tab/> <text:s text:c="2"/>mov rdx,0 <text:s text:c="37"/>;clear rdx </text:p>
      <text:p text:style-name="P1"><text:tab/> <text:s text:c="2"/>mov rbx,16 <text:s text:c="35"/>;move 16 into rbx register <text:s text:c="2"/></text:p>
      <text:p text:style-name="P1"><text:tab/> <text:s text:c="2"/>div rbx <text:s text:c="42"/>;divide rax rfegister by rbx register <text:s/></text:p>
      <text:p text:style-name="P1"><text:tab/> <text:s text:c="2"/>cmp dl,09h <text:s text:c="36"/>;compare the contents of dl register with 09h <text:s/></text:p>
      <text:p text:style-name="P1"><text:tab/> <text:s text:c="2"/>jbe add_30 <text:s text:c="36"/>;if compared value is below(less) than add 30h </text:p>
      <text:p text:style-name="P1"><text:tab/> <text:s text:c="2"/>add dl ,07h <text:s text:c="36"/>;add 07h to dl register </text:p>
      <text:p text:style-name="P1"><text:tab/> <text:s text:c="2"/></text:p>
      <text:p text:style-name="P1">add_30:<text:tab/> <text:s text:c="45"/>;add_30 label </text:p>
      <text:p text:style-name="P1"><text:s text:c="15"/>add dl,30h<text:tab/> <text:s text:c="33"/>;add 30h to the contents of dl register </text:p>
      <text:p text:style-name="P1"><text:tab/> <text:s text:c="2"/>mov[rsi],dl <text:s text:c="35"/>;move contents of dl into rsi </text:p>
      <text:p text:style-name="P1"><text:tab/> <text:s text:c="2"/>dec rsi <text:s text:c="42"/>;decrement rsi </text:p>
      <text:p text:style-name="P1"><text:tab/> <text:s text:c="2"/>dec rcx <text:s text:c="41"/>;decrement rcx <text:s text:c="3"/></text:p>
      <text:p text:style-name="P1"><text:tab/> <text:s text:c="2"/>jnz back1 <text:s text:c="37"/>;jump if not zero to loop back1 <text:s text:c="4"/></text:p>
      <text:p text:style-name="P1"><text:tab/> <text:s text:c="2"/>print ans,2 <text:s text:c="35"/>;print the result <text:s text:c="5"/></text:p>
      <text:p text:style-name="P1"><text:tab/> <text:s text:c="2"/>ret <text:s text:c="48"/>;return <text:s text:c="18"/></text:p>
      <text:p text:style-name="P1"/>
      <text:p text:style-name="P1">.....................................................................OUTPUT............................................................................</text:p>
      <text:p text:style-name="P1">mescoe@mescoe-virtual-machine:~$ nasm -f elf64 assig3.asm </text:p>
      <text:p text:style-name="P1">mescoe@mescoe-virtual-machine:~$ ld -o assig3 assig3.o </text:p>
      <text:p text:style-name="P1">mescoe@mescoe-virtual-machine:~$ ./assig3 </text:p>
      <text:p text:style-name="P1"/>
      <text:p text:style-name="P1"><text:soft-page-break/>block contents before transfer </text:p>
      <text:p text:style-name="P1">SRC block10 20 30 40 50 </text:p>
      <text:p text:style-name="P1">DEST block00 00 00 00 00 </text:p>
      <text:p text:style-name="P1"/>
      <text:p text:style-name="P1">block contents after transfer </text:p>
      <text:p text:style-name="P1">SRC block10 20 30 40 50 </text:p>
      <text:p text:style-name="P1">DEST block10 20 30 40 50 </text:p>
      <text:p text:style-name="P1"/>
      <text:p text:style-name="P1"/>
      <text:p text:style-name="P1"><text:s text:c="3"/></text:p>
      <text:p text:style-name="P1"><text:s/></text:p>
      <text:p text:style-name="P1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IN" style:letter-kerning="true" style:font-name-asian="AR PL KaitiM GB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KaitiM GB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ot1 </meta:initial-creator>
    <meta:creation-date>2016-02-14T11:09:54</meta:creation-date>
    <dc:date>2016-02-14T19:58:56.65</dc:date>
    <meta:editing-duration>PT1H39M58S</meta:editing-duration>
    <meta:editing-cycles>7</meta:editing-cycles>
    <meta:generator>LibreOffice/4.0.1.2$Windows_x86 LibreOffice_project/84102822e3d61eb989ddd325abf1ac077904985</meta:generator>
    <meta:print-date>2016-02-14T19:57:46.33</meta:print-date>
    <meta:document-statistic meta:table-count="0" meta:image-count="0" meta:object-count="0" meta:page-count="3" meta:paragraph-count="98" meta:word-count="547" meta:character-count="6958" meta:non-whitespace-character-count="3068"/>
  </office:meta>
</office:document-meta>
</file>